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_3f__3f__7e_LT_7e_Gliederung_20_1">
      <style:text-properties fo:font-size="28pt" style:font-size-asian="28pt" style:font-size-complex="28pt"/>
    </style:style>
    <style:style style:name="P3" style:family="paragraph" style:parent-style-name="_3f__3f__7e_LT_7e_Gliederung_20_1">
      <style:text-properties style:use-window-font-color="true" style:text-outline="false" style:text-line-through-style="none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text-overline-style="none" style:text-overline-color="font-color"/>
    </style:style>
    <style:style style:name="P4" style:family="paragraph" style:parent-style-name="_3f__3f__7e_LT_7e_Gliederung_20_1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_3f__3f__7e_LT_7e_Gliederung_20_1"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6" style:family="paragraph" style:parent-style-name="_3f__3f__7e_LT_7e_Gliederung_20_1"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32pt" style:font-style-complex="normal" style:font-weight-complex="normal" style:text-emphasize="none" style:text-overline-style="none" style:text-overline-color="font-color"/>
    </style:style>
    <style:style style:name="P7" style:family="paragraph" style:parent-style-name="_3f__3f__7e_LT_7e_Gliederung_20_1">
      <style:text-properties style:use-window-font-color="true" style:text-outline="false" style:text-line-through-style="none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text-overline-style="none" style:text-overline-color="font-color"/>
    </style:style>
    <style:style style:name="P8" style:family="paragraph" style:parent-style-name="_3f__3f__7e_LT_7e_Gliederung_20_1">
      <style:paragraph-properties fo:break-before="page"/>
      <style:text-properties style:use-window-font-color="true" style:text-outline="false" style:text-line-through-style="none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text-overline-style="none" style:text-overline-color="font-color"/>
    </style:style>
    <style:style style:name="P9" style:family="paragraph" style:parent-style-name="_3f__3f__7e_LT_7e_Gliederung_20_1">
      <style:paragraph-properties fo:break-before="page"/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32pt" style:font-style-complex="normal" style:font-weight-complex="normal" style:text-emphasize="none" style:text-overline-style="none" style:text-overline-color="font-color"/>
    </style:style>
    <style:style style:name="P10" style:family="paragraph" style:parent-style-name="_3f__3f__7e_LT_7e_Gliederung_20_1">
      <style:paragraph-properties fo:break-before="page"/>
      <style:text-properties style:use-window-font-color="true" style:text-outline="false" style:text-line-through-style="none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DejaVu Sans1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DejaVu Sans1" style:font-name-asian="DejaVu Sans1" style:font-size-asian="32pt" style:font-name-complex="DejaVu Sa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:</text:p>
      <text:p text:style-name="P1">What is KGTP?</text:p>
      <text:p text:style-name="P1">KGTP is the abbreviation of Linux kernel GDB tracepoint module.</text:p>
      <text:p text:style-name="P1">I call it a GDB "knife" in Linux Kernel because it is <text:span text:style-name="T1">flexible , lightweight and realtime like a small knife.</text:span></text:p>
      <text:p text:style-name="P3">Handle the issues of online Linux server because it can trace the Linux kernel and user space program without stop them.</text:p>
      <text:p text:style-name="P2"><text:span text:style-name="T1">Handle the issues of embedded system because KGTP is </text:span><text:span text:style-name="T1">lightweight.</text:span></text:p>
      <text:p text:style-name="P3"/>
      <text:p text:style-name="P8">3:</text:p>
      <text:p text:style-name="P3">Some tracer need a lot of code to part the data that get form Linux kernel.</text:p>
      <text:p text:style-name="P3">But KGTP doesn't need it. <text:s/>Because GDB get where is the data that user want from the debug info and put this info to KGTP. <text:s/>KGTP can focus on get data from Linux kernel and send them back to GDB.</text:p>
      <text:p text:style-name="P8">4:</text:p>
      <text:p text:style-name="P3">I said “most” because KGTP have 2 interesting functions are not based on kprobe. <text:s/>I will introduce them later.</text:p>
      <text:p text:style-name="P8">7:</text:p>
      <text:p text:style-name="P3">I will do some show about realtime.</text:p>
      <text:p text:style-name="P3">Now, I invite my show assistant – Big buck bunny.</text:p>
      <text:p text:style-name="P8">8:</text:p>
      <text:p text:style-name="P4">Show 1: </text:p>
      <text:p text:style-name="P4">cd kernel/svn/trunk/ </text:p>
      <text:p text:style-name="P4">uname -r </text:p>
      <text:p text:style-name="P5">#This kernel is the generic kernel of UBUNU, it is not a special kernel.</text:p>
      <text:p text:style-name="P4">make </text:p>
      <text:p text:style-name="P4">sudo insmod gtp.ko </text:p>
      <text:p text:style-name="P4">sudo gdb /usr/lib/debug/boot/vmlinux-$(uname -r) </text:p>
      <text:p text:style-name="P4">target remote /sys/kernel/debug/gtp </text:p>
      <text:p text:style-name="P4">p jiffies_64 </text:p>
      <text:p text:style-name="P4">#Access static LIST_HEAD(modules) </text:p>
      <text:p text:style-name="P4">p *((struct module *)((char *)modules-&gt;next - ((size_t) &amp;(((struct module *)0)-&gt;list)))) </text:p>
      <text:p text:style-name="P4">p *((struct module *)((char *)modules-&gt;next-&gt;next - ((size_t) &amp;(((struct module *)0)-&gt;list)))) </text:p>
      <text:p text:style-name="P4">#Access DEFINE_PER_CPU(irq_cpustat_t, irq_stat) ____cacheline_internodealigned_in_smp; </text:p>
      <text:p text:style-name="P4">p *(irq_cpustat_t *)(__per_cpu_offset[0]+(uint64_t)(&amp;irq_stat)) </text:p>
      <text:p text:style-name="P4">p *(irq_cpustat_t *)(__per_cpu_offset[1]+(uint64_t)(&amp;irq_stat)) </text:p>
      <text:p text:style-name="P4"/>
      <text:p text:style-name="P4">Show 2: </text:p>
      <text:p text:style-name="P4">trace vfs_read </text:p>
      <text:p text:style-name="P4">actions </text:p>
      <text:p text:style-name="P5">#$bt is a special trace state variable</text:p>
      <text:p text:style-name="P5">#KGTP will convert this action to collect the data for backtrace, </text:p>
      <text:p text:style-name="P5">collect $bt</text:p>
      <text:p text:style-name="P4">end </text:p>
      <text:p text:style-name="P4">trace do_IRQ </text:p>
      <text:p text:style-name="P4">actions </text:p>
      <text:p text:style-name="P4"><text:soft-page-break/>collect $bt </text:p>
      <text:p text:style-name="P4">end </text:p>
      <text:p text:style-name="P4">info tracepoints </text:p>
      <text:p text:style-name="P4">tstart </text:p>
      <text:p text:style-name="P4">tstop </text:p>
      <text:p text:style-name="P4">tfind </text:p>
      <text:p text:style-name="P4">tfind tracepoint 2 </text:p>
      <text:p text:style-name="P4">quit </text:p>
      <text:p text:style-name="P4"/>
      <text:p text:style-name="P4">Show 3: </text:p>
      <text:p text:style-name="P5">#This the normal way that we debug a user space program and read a variable</text:p>
      <text:p text:style-name="P4">#GDB attach</text:p>
      <text:p text:style-name="P4">ps -e | grep mplayer </text:p>
      <text:p text:style-name="P4">sudo gdb -p xxx </text:p>
      <text:p text:style-name="P4">p osd_level </text:p>
      <text:p text:style-name="P4">#Change 选项 屏幕显示 </text:p>
      <text:p text:style-name="P4">p osd_level </text:p>
      <text:p text:style-name="P4">quit </text:p>
      <text:p text:style-name="P5">#KGTP read a variable of a user space program doesn't need stop it.</text:p>
      <text:p text:style-name="P4">#KGTP</text:p>
      <text:p text:style-name="P4">sudo gdb /usr/lib/debug/boot/vmlinux-$(uname -r) </text:p>
      <text:p text:style-name="P4">target extended-remote /sys/kernel/debug/gtp </text:p>
      <text:p text:style-name="P4">add-inferior </text:p>
      <text:p text:style-name="P4">inferior 2 </text:p>
      <text:p text:style-name="P4">file /home/teawater/soft/mplayer/mplayer_bak/mplayer </text:p>
      <text:p text:style-name="P4">!ps -e | grep mplayer </text:p>
      <text:p text:style-name="P4">attach xxx </text:p>
      <text:p text:style-name="P4"><text:soft-page-break/>p osd_level </text:p>
      <text:p text:style-name="P4">#Change 选项 屏幕显示 </text:p>
      <text:p text:style-name="P4">p osd_level </text:p>
      <text:p text:style-name="P4"/>
      <text:p text:style-name="P5">#Back trace from Linux kernel to user space.</text:p>
      <text:p text:style-name="P4">Show 4: </text:p>
      <text:p text:style-name="P4">trace do_poll if ($current_task_pid == xxx) </text:p>
      <text:p text:style-name="P4">actions </text:p>
      <text:p text:style-name="P4">collect $bt </text:p>
      <text:p text:style-name="P4">end </text:p>
      <text:p text:style-name="P4">trace do_poll if ($current_task_pid == xxx) </text:p>
      <text:p text:style-name="P4">inferior 2 </text:p>
      <text:p text:style-name="P4">actions </text:p>
      <text:p text:style-name="P4">collect $current </text:p>
      <text:p text:style-name="P4">collect $bt </text:p>
      <text:p text:style-name="P4">collect osd_level </text:p>
      <text:p text:style-name="P4">end </text:p>
      <text:p text:style-name="P4">tvariable $bt=1024 </text:p>
      <text:p text:style-name="P4">tstart </text:p>
      <text:p text:style-name="P4">tstop </text:p>
      <text:p text:style-name="P4">p osd_level </text:p>
      <text:p text:style-name="P4">quit </text:p>
      <text:p text:style-name="P8">10:</text:p>
      <text:p text:style-name="P3">I don't want KGTP became a tool that before use it. <text:s/>You need patch your kernel, open a lot of options that make it slow and rebuild it.</text:p>
      <text:p text:style-name="P3">Show05-01: Don't show it.</text:p>
      <text:p text:style-name="P3">Show05-02: Show it.</text:p>
      <text:p text:style-name="P3"/>
      <text:p text:style-name="P3"/>
      <text:p text:style-name="P9">11</text:p>
      <text:p text:style-name="P6">Show 1-4</text:p>
      <text:p text:style-name="P6">Show 5</text:p>
      <text:p text:style-name="P6">Show6-1:A perl script can get the rsp packet and save them to files.</text:p>
      <text:p text:style-name="P6">$dump_stack is a special TSV <text:s text:c="4"/>too. <text:s/>Collect it will let Kernel call function dump_stack.</text:p>
      <text:p text:style-name="P6">Show6-2: Get data in board.</text:p>
      <text:p text:style-name="P6">Show6-3: Parse the data.</text:p>
      <text:p text:style-name="P9">15</text:p>
      <text:p text:style-name="P6">sudo gdb /usr/lib/debug/boot/vmlinux-$(uname -r) </text:p>
      <text:p text:style-name="P6">target remote /sys/kernel/debug/gtp </text:p>
      <text:p text:style-name="P6">set pagination off </text:p>
      <text:p text:style-name="P6">tvariable $bt=1024 </text:p>
      <text:p text:style-name="P6">tvariable $p_count </text:p>
      <text:p text:style-name="P6">tvariable $p_cc </text:p>
      <text:p text:style-name="P6">set $tmp=0 </text:p>
      <text:p text:style-name="P6">while $tmp&lt;$cpu_number </text:p>
      <text:p text:style-name="P6">eval "tvariable $p_cc%d",$tmp </text:p>
      <text:p text:style-name="P6"><text:soft-page-break/>set $tmp=$tmp+1 </text:p>
      <text:p text:style-name="P6">end </text:p>
      <text:p text:style-name="P6">tvariable $ignore_error=1 </text:p>
      <text:p text:style-name="P6">trace arch_local_irq_disable </text:p>
      <text:p text:style-name="P6"><text:s text:c="2"/>commands </text:p>
      <text:p text:style-name="P6"><text:s text:c="4"/>teval $p_count=$clock </text:p>
      <text:p text:style-name="P6"><text:s text:c="2"/>end </text:p>
      <text:p text:style-name="P6">trace arch_local_irq_enable if ($p_count &amp;&amp; $p_cc &lt; $clock - $p_count) </text:p>
      <text:p text:style-name="P6"><text:s text:c="2"/>commands </text:p>
      <text:p text:style-name="P6"><text:s text:c="4"/>teval $p_cc = $clock - $p_count </text:p>
      <text:p text:style-name="P6"><text:s text:c="4"/>collect $bt </text:p>
      <text:p text:style-name="P6"><text:soft-page-break/><text:s text:c="4"/>collect $p_cc </text:p>
      <text:p text:style-name="P6"><text:s text:c="4"/>teval $p_count=0 </text:p>
      <text:p text:style-name="P6"><text:s text:c="2"/>end </text:p>
      <text:p text:style-name="P6">enable </text:p>
      <text:p text:style-name="P6">set pagination on</text:p>
      <text:p text:style-name="P6"><text:s/></text:p>
      <text:p text:style-name="P9">16</text:p>
      <text:p text:style-name="P6">Show 9: <text:s/>Now, we got a lot of traceframe. <text:s/>But find which one is for which CPU with hand is hard. <text:s/>So we use python to do it.</text:p>
      <text:p text:style-name="P9">18</text:p>
      <text:p text:style-name="P6">I said most of trace functions are based on kprobe.</text:p>
      <text:p text:style-name="P6">I will introduce two functions that is not based on kprobe.</text:p>
      <text:p text:style-name="P6">Show 10: Static watch tracepoint can watch variable that we can get address directly. <text:s/>For example, the global variable.</text:p>
      <text:p text:style-name="P7">#Trace the address of variable</text:p>
      <text:p text:style-name="P7">trace *&amp;jiffies_64 </text:p>
      <text:p text:style-name="P7"><text:s text:c="2"/>commands </text:p>
      <text:p text:style-name="P7">#This is static watch tracepoint</text:p>
      <text:p text:style-name="P7"><text:s text:c="4"/>teval $watch_static=1 </text:p>
      <text:p text:style-name="P7">#Watch write of this variable</text:p>
      <text:p text:style-name="P7"><text:soft-page-break/><text:s text:c="4"/>teval $watch_type=1 </text:p>
      <text:p text:style-name="P7"><text:s text:c="4"/>teval $watch_size=8 </text:p>
      <text:p text:style-name="P7">#following part is the real action</text:p>
      <text:p text:style-name="P7">#The value after write</text:p>
      <text:p text:style-name="P7"><text:s text:c="4"/>collect $watch_val </text:p>
      <text:p text:style-name="P7">#The value before write</text:p>
      <text:p text:style-name="P7"><text:s text:c="4"/>collect $watch_prev_val </text:p>
      <text:p text:style-name="P7"><text:s text:c="4"/>collect $bt </text:p>
      <text:p text:style-name="P7"><text:s text:c="2"/>end </text:p>
      <text:p text:style-name="P7">tstart</text:p>
      <text:p text:style-name="P6">Show11: <text:s/><text:span text:style-name="T2">Dynamic watch tracepoint can watch the variable that cannot get the address directly. <text:s/>For exmaple, a local variable inside a function.</text:span></text:p>
      <text:p text:style-name="P6"><text:soft-page-break/><text:span text:style-name="T2">#This dynamic watch tracepoint. <text:s/>The address just let other tracepoint know </text:span><text:span text:style-name="T2">which one that want to control.</text:span></text:p>
      <text:p text:style-name="P7">trace *1 </text:p>
      <text:p text:style-name="P7"><text:s text:c="2"/>commands </text:p>
      <text:p text:style-name="P7"><text:s text:c="4"/>teval $watch_static=0 </text:p>
      <text:p text:style-name="P7"><text:s text:c="4"/>teval $watch_type=1 </text:p>
      <text:p text:style-name="P7"><text:s text:c="4"/>teval $watch_size=8 </text:p>
      <text:p text:style-name="P7"><text:s text:c="4"/>collect $bt </text:p>
      <text:p text:style-name="P7"><text:s text:c="4"/>collect $watch_addr </text:p>
      <text:p text:style-name="P7"><text:s text:c="4"/>collect $watch_val </text:p>
      <text:p text:style-name="P7"><text:s text:c="4"/>collect $watch_prev_val </text:p>
      <text:p text:style-name="P7"><text:s text:c="2"/>end </text:p>
      <text:p text:style-name="P7">list get_empty_filp </text:p>
      <text:p text:style-name="P7"><text:soft-page-break/>trace 135 </text:p>
      <text:p text:style-name="P7"><text:s text:c="2"/>commands </text:p>
      <text:p text:style-name="P7">#Setup current use 1 watch tracepoint.</text:p>
      <text:p text:style-name="P7"><text:s text:c="4"/>teval $watch_set_addr=1 </text:p>
      <text:p text:style-name="P7"><text:s text:c="4"/>teval $watch_size=4 </text:p>
      <text:p text:style-name="P7">#Try find a hw breakpoint and watch it. <text:s/>Maybe fail because x86 just have 4 <text:s/>hw breakpoint.</text:p>
      <text:p text:style-name="P7"><text:s text:c="4"/>teval $watch_start=&amp;(f-&gt;f_pos) </text:p>
      <text:p text:style-name="P7"><text:s text:c="4"/>teval $watch_size=8 </text:p>
      <text:p text:style-name="P7"><text:s text:c="4"/>teval $watch_start=&amp;(f-&gt;f_op) </text:p>
      <text:p text:style-name="P7"><text:s text:c="2"/>end </text:p>
      <text:p text:style-name="P7">trace file_sb_list_del </text:p>
      <text:p text:style-name="P7"><text:s text:c="2"/>commands </text:p>
      <text:p text:style-name="P7">#Stop watch an address and release the hw breakpoint.</text:p>
      <text:p text:style-name="P7"><text:s text:c="4"/>teval $watch_stop=&amp;(file-&gt;f_pos) </text:p>
      <text:p text:style-name="P7"><text:soft-page-break/><text:s text:c="4"/>teval $watch_stop=&amp;(file-&gt;f_op) </text:p>
      <text:p text:style-name="P7"><text:s text:c="2"/>end </text:p>
      <text:p text:style-name="P7">tstart</text:p>
      <text:p text:style-name="P10">19</text:p>
      <text:p text:style-name="P7">trace vfs_read </text:p>
      <text:p text:style-name="P7">passcount 1 </text:p>
      <text:p text:style-name="P7"><text:s text:c="2"/>commands </text:p>
      <text:p text:style-name="P7"><text:s text:c="4"/>collect $bt </text:p>
      <text:p text:style-name="P7"><text:s text:c="4"/>collect $step_count </text:p>
      <text:p text:style-name="P7"><text:s text:c="4"/>while-stepping 2000 </text:p>
      <text:p text:style-name="P7"><text:s text:c="6"/>collect $bt </text:p>
      <text:p text:style-name="P7"><text:s text:c="6"/>collect $step_count </text:p>
      <text:p text:style-name="P7"><text:s text:c="4"/>end </text:p>
      <text:p text:style-name="P7"><text:s text:c="2"/>end </text:p>
      <text:p text:style-name="P7">display $cpu_id </text:p>
      <text:p text:style-name="P7">display $step_count </text:p>
      <text:p text:style-name="P7">#tfind one by one is not very clear and too slow. <text:s/>And now we have a series os insn record. <text:s/><text:tab/>KGTP can change to replay mode.</text:p>
      <text:p text:style-name="P7"><text:soft-page-break/>monitor replay </text:p>
      <text:p text:style-name="P7">#Because GDB cannot use execution command in tfind mode, use this command to let GDB can input execution commands.</text:p>
      <text:p text:style-name="P7">tfind 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>
      <style:paragraph-properties fo:text-align="start" style:justify-single-word="false"/>
    </style:style>
    <style:style style:name="_3f__3f__3f__3f_" style:display-name="????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paragraph" style:parent-style-name="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 fo:margin-top="0cm" fo:margin-bottom="0.101cm"/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paragraph">
      <style:paragraph-properties style:text-autospace="none"/>
      <style:text-properties style:letter-kerning="true"/>
    </style:style>
    <style:style style:name="_3f__3f__7e_LT_7e_Hintergrund" style:display-name="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" style:display-name="WW-???1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" style:display-name="WW-????" style:family="paragraph">
      <style:paragraph-properties style:text-autospace="none"/>
      <style:text-properties style:letter-kerning="true"/>
    </style:style>
    <style:style style:name="WW-_3f__3f_1234" style:display-name="WW-??1234" style:family="paragraph">
      <style:paragraph-properties style:text-autospace="none"/>
      <style:text-properties style:letter-kerning="true"/>
    </style:style>
    <style:style style:name="_3f__3f__20_" style:display-name="?? 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WW-_3f__3f__20_1" style:display-name="WW-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" style:display-name="WW-?? 2" style:family="paragraph" style:parent-style-name="WW-_3f__3f__20_1">
      <style:paragraph-properties fo:margin-top="0cm" fo:margin-bottom="0.4cm"/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cm" fo:margin-bottom="0.3cm"/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cm" fo:margin-bottom="0.199cm"/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 fo:margin-top="0cm" fo:margin-bottom="0.101cm"/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WW-_3f__3f__3f__3f__3f__3f_123" style:display-name="WW-??????123" style:family="paragraph" style:parent-style-name="_3f__3f_"/>
    <style:style style:name="WW-_3f__3f__3f__3f__3f__3f_1234" style:display-name="WW-??????1234" style:family="paragraph" style:parent-style-name="_3f__3f_"/>
    <style:style style:name="WW-_3f__3f_12345" style:display-name="WW-??12345" style:family="paragraph" style:parent-style-name="_3f__3f_"/>
    <style:style style:name="WW-_3f__3f_123456" style:display-name="WW-??123456" style:family="paragraph" style:parent-style-name="_3f__3f_"/>
    <style:style style:name="WW-_3f__3f__3f__3f__3f__3f_12345" style:display-name="WW-??????12345" style:family="paragraph" style:parent-style-name="_3f__3f_">
      <style:paragraph-properties fo:text-align="start" style:justify-single-word="false"/>
    </style:style>
    <style:style style:name="WW-_3f__3f_1234567" style:display-name="WW-??1234567" style:family="paragraph" style:parent-style-name="_3f__3f_"/>
    <style:style style:name="WW-_3f__3f__3f_12" style:display-name="WW-???12" style:family="paragraph" style:parent-style-name="_3f__3f_"/>
    <style:style style:name="WW-_3f__3f_12345678" style:display-name="WW-??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" style:display-name="WW-???123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" style:display-name="WW-????1" style:family="paragraph">
      <style:paragraph-properties style:text-autospace="none"/>
      <style:text-properties style:letter-kerning="true"/>
    </style:style>
    <style:style style:name="WW-_3f__3f_123456789" style:display-name="WW-??123456789" style:family="paragraph">
      <style:paragraph-properties style:text-autospace="none"/>
      <style:text-properties style:letter-kerning="true"/>
    </style:style>
    <style:style style:name="WW-_3f__3f__20_11" style:display-name="WW-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" style:display-name="WW-?? 21" style:family="paragraph" style:parent-style-name="WW-_3f__3f__20_11">
      <style:paragraph-properties fo:margin-top="0cm" fo:margin-bottom="0.4cm"/>
      <style:text-properties fo:font-size="28pt" style:font-size-asian="28pt" style:font-size-complex="28pt"/>
    </style:style>
    <style:style style:name="WW-_3f__3f__3f__3f__3f__3f_123456" style:display-name="WW-??????123456" style:family="paragraph" style:parent-style-name="_3f__3f_"/>
    <style:style style:name="WW-_3f__3f__3f__3f__3f__3f_1234567" style:display-name="WW-??????1234567" style:family="paragraph" style:parent-style-name="_3f__3f_"/>
    <style:style style:name="WW-_3f__3f_12345678910" style:display-name="WW-??12345678910" style:family="paragraph" style:parent-style-name="_3f__3f_"/>
    <style:style style:name="WW-_3f__3f_1234567891011" style:display-name="WW-??1234567891011" style:family="paragraph" style:parent-style-name="_3f__3f_"/>
    <style:style style:name="WW-_3f__3f__3f__3f__3f__3f_12345678" style:display-name="WW-??????12345678" style:family="paragraph" style:parent-style-name="_3f__3f_">
      <style:paragraph-properties fo:text-align="start" style:justify-single-word="false"/>
    </style:style>
    <style:style style:name="WW-_3f__3f_123456789101112" style:display-name="WW-??123456789101112" style:family="paragraph" style:parent-style-name="_3f__3f_"/>
    <style:style style:name="WW-_3f__3f__3f_1234" style:display-name="WW-???1234" style:family="paragraph" style:parent-style-name="_3f__3f_"/>
    <style:style style:name="WW-_3f__3f_12345678910111213" style:display-name="WW-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" style:display-name="WW-???12345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" style:display-name="WW-????12" style:family="paragraph">
      <style:paragraph-properties style:text-autospace="none"/>
      <style:text-properties style:letter-kerning="true"/>
    </style:style>
    <style:style style:name="WW-_3f__3f_1234567891011121314" style:display-name="WW-??1234567891011121314" style:family="paragraph">
      <style:paragraph-properties style:text-autospace="none"/>
      <style:text-properties style:letter-kerning="true"/>
    </style:style>
    <style:style style:name="WW-_3f__3f__20_112" style:display-name="WW-?? 112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" style:display-name="WW-?? 212" style:family="paragraph" style:parent-style-name="WW-_3f__3f__20_112">
      <style:paragraph-properties fo:margin-top="0cm" fo:margin-bottom="0.4cm"/>
      <style:text-properties fo:font-size="28pt" style:font-size-asian="28pt" style:font-size-complex="28pt"/>
    </style:style>
    <style:style style:name="WW-_3f__3f__3f__3f__3f__3f_123456789" style:display-name="WW-??????123456789" style:family="paragraph" style:parent-style-name="_3f__3f_"/>
    <style:style style:name="WW-_3f__3f__3f__3f__3f__3f_12345678910" style:display-name="WW-??????12345678910" style:family="paragraph" style:parent-style-name="_3f__3f_"/>
    <style:style style:name="WW-_3f__3f_123456789101112131415" style:display-name="WW-??123456789101112131415" style:family="paragraph" style:parent-style-name="_3f__3f_"/>
    <style:style style:name="WW-_3f__3f_12345678910111213141516" style:display-name="WW-??12345678910111213141516" style:family="paragraph" style:parent-style-name="_3f__3f_"/>
    <style:style style:name="WW-_3f__3f__3f__3f__3f__3f_1234567891011" style:display-name="WW-??????1234567891011" style:family="paragraph" style:parent-style-name="_3f__3f_">
      <style:paragraph-properties fo:text-align="start" style:justify-single-word="false"/>
    </style:style>
    <style:style style:name="WW-_3f__3f_1234567891011121314151617" style:display-name="WW-??1234567891011121314151617" style:family="paragraph" style:parent-style-name="_3f__3f_"/>
    <style:style style:name="WW-_3f__3f__3f_123456" style:display-name="WW-???123456" style:family="paragraph" style:parent-style-name="_3f__3f_"/>
    <style:style style:name="WW-_3f__3f_123456789101112131415161718" style:display-name="WW-??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" style:display-name="WW-???1234567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" style:display-name="WW-????123" style:family="paragraph">
      <style:paragraph-properties style:text-autospace="none"/>
      <style:text-properties style:letter-kerning="true"/>
    </style:style>
    <style:style style:name="WW-_3f__3f_12345678910111213141516171819" style:display-name="WW-??12345678910111213141516171819" style:family="paragraph">
      <style:paragraph-properties style:text-autospace="none"/>
      <style:text-properties style:letter-kerning="true"/>
    </style:style>
    <style:style style:name="WW-_3f__3f__20_1123" style:display-name="WW-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" style:display-name="WW-?? 2123" style:family="paragraph" style:parent-style-name="WW-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123456789101112" style:display-name="WW-??????123456789101112" style:family="paragraph" style:parent-style-name="_3f__3f_"/>
    <style:style style:name="WW-_3f__3f__3f__3f__3f__3f_12345678910111213" style:display-name="WW-??????12345678910111213" style:family="paragraph" style:parent-style-name="_3f__3f_"/>
    <style:style style:name="WW-_3f__3f_1234567891011121314151617181920" style:display-name="WW-??1234567891011121314151617181920" style:family="paragraph" style:parent-style-name="_3f__3f_"/>
    <style:style style:name="WW-_3f__3f_123456789101112131415161718192021" style:display-name="WW-??123456789101112131415161718192021" style:family="paragraph" style:parent-style-name="_3f__3f_"/>
    <style:style style:name="WW-_3f__3f__3f__3f__3f__3f_1234567891011121314" style:display-name="WW-??????1234567891011121314" style:family="paragraph" style:parent-style-name="_3f__3f_">
      <style:paragraph-properties fo:text-align="start" style:justify-single-word="false"/>
    </style:style>
    <style:style style:name="WW-_3f__3f_12345678910111213141516171819202122" style:display-name="WW-??12345678910111213141516171819202122" style:family="paragraph" style:parent-style-name="_3f__3f_"/>
    <style:style style:name="WW-_3f__3f__3f_12345678" style:display-name="WW-???12345678" style:family="paragraph" style:parent-style-name="_3f__3f_"/>
    <style:style style:name="WW-_3f__3f_1234567891011121314151617181920212223" style:display-name="WW-??12345678910111213141516171819202122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89" style:display-name="WW-???123456789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4" style:display-name="WW-????1234" style:family="paragraph">
      <style:paragraph-properties style:text-autospace="none"/>
      <style:text-properties style:letter-kerning="true"/>
    </style:style>
    <style:style style:name="WW-_3f__3f_123456789101112131415161718192021222324" style:display-name="WW-??123456789101112131415161718192021222324" style:family="paragraph">
      <style:paragraph-properties style:text-autospace="none"/>
      <style:text-properties style:letter-kerning="true"/>
    </style:style>
    <style:style style:name="WW-_3f__3f__20_11234" style:display-name="WW-?? 11234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4" style:display-name="WW-?? 21234" style:family="paragraph" style:parent-style-name="WW-_3f__3f__20_11234">
      <style:paragraph-properties fo:margin-top="0cm" fo:margin-bottom="0.4cm"/>
      <style:text-properties fo:font-size="28pt" style:font-size-asian="28pt" style:font-size-complex="28pt"/>
    </style:style>
    <style:style style:name="WW-_3f__3f__3f__3f__3f__3f_123456789101112131415" style:display-name="WW-??????123456789101112131415" style:family="paragraph" style:parent-style-name="_3f__3f_"/>
    <style:style style:name="WW-_3f__3f__3f__3f__3f__3f_12345678910111213141516" style:display-name="WW-??????12345678910111213141516" style:family="paragraph" style:parent-style-name="_3f__3f_"/>
    <style:style style:name="WW-_3f__3f_12345678910111213141516171819202122232425" style:display-name="WW-??12345678910111213141516171819202122232425" style:family="paragraph" style:parent-style-name="_3f__3f_"/>
    <style:style style:name="WW-_3f__3f_1234567891011121314151617181920212223242526" style:display-name="WW-??1234567891011121314151617181920212223242526" style:family="paragraph" style:parent-style-name="_3f__3f_"/>
    <style:style style:name="WW-_3f__3f__3f__3f__3f__3f_1234567891011121314151617" style:display-name="WW-??????1234567891011121314151617" style:family="paragraph" style:parent-style-name="_3f__3f_">
      <style:paragraph-properties fo:text-align="start" style:justify-single-word="false"/>
    </style:style>
    <style:style style:name="WW-_3f__3f_123456789101112131415161718192021222324252627" style:display-name="WW-??123456789101112131415161718192021222324252627" style:family="paragraph" style:parent-style-name="_3f__3f_"/>
    <style:style style:name="WW-_3f__3f__3f_12345678910" style:display-name="WW-???12345678910" style:family="paragraph" style:parent-style-name="_3f__3f_"/>
    <style:style style:name="WW-_3f__3f_12345678910111213141516171819202122232425262728" style:display-name="WW-??1234567891011121314151617181920212223242526272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891011" style:display-name="WW-???1234567891011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45" style:display-name="WW-????12345" style:family="paragraph">
      <style:paragraph-properties style:text-autospace="none"/>
      <style:text-properties style:letter-kerning="true"/>
    </style:style>
    <style:style style:name="WW-_3f__3f_1234567891011121314151617181920212223242526272829" style:display-name="WW-??1234567891011121314151617181920212223242526272829" style:family="paragraph">
      <style:paragraph-properties style:text-autospace="none"/>
      <style:text-properties style:letter-kerning="true"/>
    </style:style>
    <style:style style:name="WW-_3f__3f__20_112345" style:display-name="WW-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45" style:display-name="WW-?? 212345" style:family="paragraph" style:parent-style-name="WW-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123456789101112131415161718" style:display-name="WW-??????123456789101112131415161718" style:family="paragraph" style:parent-style-name="_3f__3f_"/>
    <style:style style:name="WW-_3f__3f__3f__3f__3f__3f_12345678910111213141516171819" style:display-name="WW-??????12345678910111213141516171819" style:family="paragraph" style:parent-style-name="_3f__3f_"/>
    <style:style style:name="WW-_3f__3f_123456789101112131415161718192021222324252627282930" style:display-name="WW-??123456789101112131415161718192021222324252627282930" style:family="paragraph" style:parent-style-name="_3f__3f_"/>
    <style:style style:name="WW-_3f__3f_12345678910111213141516171819202122232425262728293031" style:display-name="WW-??12345678910111213141516171819202122232425262728293031" style:family="paragraph" style:parent-style-name="_3f__3f_"/>
    <style:style style:name="WW-_3f__3f__3f__3f__3f__3f_1234567891011121314151617181920" style:display-name="WW-??????1234567891011121314151617181920" style:family="paragraph" style:parent-style-name="_3f__3f_">
      <style:paragraph-properties fo:text-align="start" style:justify-single-word="false"/>
    </style:style>
    <style:style style:name="WW-_3f__3f_1234567891011121314151617181920212223242526272829303132" style:display-name="WW-??1234567891011121314151617181920212223242526272829303132" style:family="paragraph" style:parent-style-name="_3f__3f_"/>
    <style:style style:name="WW-_3f__3f__3f_123456789101112" style:display-name="WW-???123456789101112" style:family="paragraph" style:parent-style-name="_3f__3f_"/>
    <style:style style:name="WW-_3f__3f_123456789101112131415161718192021222324252627282930313233" style:display-name="WW-??12345678910111213141516171819202122232425262728293031323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8910111213" style:display-name="WW-???12345678910111213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456" style:display-name="WW-????123456" style:family="paragraph">
      <style:paragraph-properties style:text-autospace="none"/>
      <style:text-properties style:letter-kerning="true"/>
    </style:style>
    <style:style style:name="WW-_3f__3f_12345678910111213141516171819202122232425262728293031323334" style:display-name="WW-??12345678910111213141516171819202122232425262728293031323334" style:family="paragraph">
      <style:paragraph-properties style:text-autospace="none"/>
      <style:text-properties style:letter-kerning="true"/>
    </style:style>
    <style:style style:name="WW-_3f__3f__20_1123456" style:display-name="WW-?? 1123456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456" style:display-name="WW-?? 2123456" style:family="paragraph" style:parent-style-name="WW-_3f__3f__20_1123456">
      <style:paragraph-properties fo:margin-top="0cm" fo:margin-bottom="0.4cm"/>
      <style:text-properties fo:font-size="28pt" style:font-size-asian="28pt" style:font-size-complex="2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0</text:page-number>^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water </meta:initial-creator>
    <meta:creation-date>2013-07-01T15:15:47</meta:creation-date>
    <dc:date>2013-07-05T10:36:18</dc:date>
    <dc:creator>teawater </dc:creator>
    <meta:editing-duration>PT12H38M19S</meta:editing-duration>
    <meta:editing-cycles>131</meta:editing-cycles>
    <meta:generator>LibreOffice/3.5$Linux_X86_64 LibreOffice_project/350m1$Build-2</meta:generator>
    <meta:document-statistic meta:table-count="0" meta:image-count="0" meta:object-count="0" meta:page-count="20" meta:paragraph-count="194" meta:word-count="832" meta:character-count="5596" meta:non-whitespace-character-count="4648"/>
  </office:meta>
</office:document-meta>
</file>